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temNumber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binNumber </text:p>
          </table:table-cell>
          <table:table-cell office:value-type="string" calcext:value-type="string">
            <text:p><text:s/>inStock</text:p>
          </table:table-cell>
          <table:table-cell office:value-type="string" calcext:value-type="string">
            <text:p><text:s/>name</text:p>
          </table:table-cell>
          <table:table-cell office:value-type="string" calcext:value-type="string">
            <text:p><text:s/>pric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EILING(RANDBETWEEN(0;4)*3.14)" office:value-type="float" office:value="10" calcext:value-type="float">
            <text:p>10</text:p>
          </table:table-cell>
          <table:table-cell table:formula="of:=CEILING(RAND()*150)" office:value-type="float" office:value="69" calcext:value-type="float">
            <text:p>69</text:p>
          </table:table-cell>
          <table:table-cell table:formula="of:=IF([.B2]&gt;0;1;0)" office:value-type="float" office:value="1" calcext:value-type="float">
            <text:p>1</text:p>
          </table:table-cell>
          <table:table-cell office:value-type="string" calcext:value-type="string">
            <text:p>Bolt</text:p>
          </table:table-cell>
          <table:table-cell table:formula="of:=ROUNDDOWN(RANDBETWEEN(1;30)/0.23;2)" office:value-type="float" office:value="121.73" calcext:value-type="float">
            <text:p>121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EILING(RANDBETWEEN(0;4)*3.14)" office:value-type="float" office:value="13" calcext:value-type="float">
            <text:p>13</text:p>
          </table:table-cell>
          <table:table-cell table:formula="of:=CEILING(RAND()*150)" office:value-type="float" office:value="72" calcext:value-type="float">
            <text:p>72</text:p>
          </table:table-cell>
          <table:table-cell table:formula="of:=IF([.B3]&gt;0;1;0)" office:value-type="float" office:value="1" calcext:value-type="float">
            <text:p>1</text:p>
          </table:table-cell>
          <table:table-cell office:value-type="string" calcext:value-type="string">
            <text:p>Hat</text:p>
          </table:table-cell>
          <table:table-cell table:formula="of:=ROUNDDOWN(RANDBETWEEN(1;30)/0.23;2)" office:value-type="float" office:value="47.82" calcext:value-type="float">
            <text:p>47.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EILING(RANDBETWEEN(0;4)*3.14)" office:value-type="float" office:value="10" calcext:value-type="float">
            <text:p>10</text:p>
          </table:table-cell>
          <table:table-cell table:formula="of:=CEILING(RAND()*150)" office:value-type="float" office:value="32" calcext:value-type="float">
            <text:p>32</text:p>
          </table:table-cell>
          <table:table-cell table:formula="of:=IF([.B4]&gt;0;1;0)" office:value-type="float" office:value="1" calcext:value-type="float">
            <text:p>1</text:p>
          </table:table-cell>
          <table:table-cell office:value-type="string" calcext:value-type="string">
            <text:p>Key Chain</text:p>
          </table:table-cell>
          <table:table-cell table:formula="of:=ROUNDDOWN(RANDBETWEEN(1;30)/0.23;2)" office:value-type="float" office:value="78.26" calcext:value-type="float">
            <text:p>78.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EILING(RANDBETWEEN(0;4)*3.14)" office:value-type="float" office:value="10" calcext:value-type="float">
            <text:p>10</text:p>
          </table:table-cell>
          <table:table-cell table:formula="of:=CEILING(RAND()*150)" office:value-type="float" office:value="40" calcext:value-type="float">
            <text:p>40</text:p>
          </table:table-cell>
          <table:table-cell table:formula="of:=IF([.B5]&gt;0;1;0)"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formula="of:=ROUNDDOWN(RANDBETWEEN(1;30)/0.23;2)" office:value-type="float" office:value="108.69" calcext:value-type="float">
            <text:p>108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EILING(RANDBETWEEN(0;4)*3.14)" office:value-type="float" office:value="7" calcext:value-type="float">
            <text:p>7</text:p>
          </table:table-cell>
          <table:table-cell table:formula="of:=CEILING(RAND()*150)" office:value-type="float" office:value="47" calcext:value-type="float">
            <text:p>47</text:p>
          </table:table-cell>
          <table:table-cell table:formula="of:=IF([.B6]&gt;0;1;0)" office:value-type="float" office:value="1" calcext:value-type="float">
            <text:p>1</text:p>
          </table:table-cell>
          <table:table-cell office:value-type="string" calcext:value-type="string">
            <text:p>Chair</text:p>
          </table:table-cell>
          <table:table-cell table:formula="of:=ROUNDDOWN(RANDBETWEEN(1;30)/0.23;2)" office:value-type="float" office:value="73.91" calcext:value-type="float">
            <text:p>73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EILING(RANDBETWEEN(0;4)*3.14)" office:value-type="float" office:value="13" calcext:value-type="float">
            <text:p>13</text:p>
          </table:table-cell>
          <table:table-cell table:formula="of:=CEILING(RAND()*150)" office:value-type="float" office:value="23" calcext:value-type="float">
            <text:p>23</text:p>
          </table:table-cell>
          <table:table-cell table:formula="of:=IF([.B7]&gt;0;1;0)" office:value-type="float" office:value="1" calcext:value-type="float">
            <text:p>1</text:p>
          </table:table-cell>
          <table:table-cell office:value-type="string" calcext:value-type="string">
            <text:p>Pants (XL)</text:p>
          </table:table-cell>
          <table:table-cell table:formula="of:=ROUNDDOWN(RANDBETWEEN(1;30)/0.23;2)" office:value-type="float" office:value="95.65" calcext:value-type="float">
            <text:p>95.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EILING(RANDBETWEEN(0;4)*3.14)" office:value-type="float" office:value="13" calcext:value-type="float">
            <text:p>13</text:p>
          </table:table-cell>
          <table:table-cell table:formula="of:=CEILING(RAND()*150)" office:value-type="float" office:value="148" calcext:value-type="float">
            <text:p>148</text:p>
          </table:table-cell>
          <table:table-cell table:formula="of:=IF([.B8]&gt;0;1;0)"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  <table:table-cell table:formula="of:=ROUNDDOWN(RANDBETWEEN(1;30)/0.23;2)" office:value-type="float" office:value="69.56" calcext:value-type="float">
            <text:p>69.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EILING(RANDBETWEEN(0;4)*3.14)" office:value-type="float" office:value="0" calcext:value-type="float">
            <text:p>0</text:p>
          </table:table-cell>
          <table:table-cell table:formula="of:=CEILING(RAND()*150)" office:value-type="float" office:value="25" calcext:value-type="float">
            <text:p>25</text:p>
          </table:table-cell>
          <table:table-cell table:formula="of:=IF([.B9]&gt;0;1;0)" office:value-type="float" office:value="0" calcext:value-type="float">
            <text:p>0</text:p>
          </table:table-cell>
          <table:table-cell office:value-type="string" calcext:value-type="string">
            <text:p>Plate</text:p>
          </table:table-cell>
          <table:table-cell table:formula="of:=ROUNDDOWN(RANDBETWEEN(1;30)/0.23;2)" office:value-type="float" office:value="91.3" calcext:value-type="float">
            <text:p>91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EILING(RANDBETWEEN(0;4)*3.14)" office:value-type="float" office:value="10" calcext:value-type="float">
            <text:p>10</text:p>
          </table:table-cell>
          <table:table-cell table:formula="of:=CEILING(RAND()*150)" office:value-type="float" office:value="40" calcext:value-type="float">
            <text:p>40</text:p>
          </table:table-cell>
          <table:table-cell table:formula="of:=IF([.B10]&gt;0;1;0)" office:value-type="float" office:value="1" calcext:value-type="float">
            <text:p>1</text:p>
          </table:table-cell>
          <table:table-cell office:value-type="string" calcext:value-type="string">
            <text:p>Duct Tape</text:p>
          </table:table-cell>
          <table:table-cell table:formula="of:=ROUNDDOWN(RANDBETWEEN(1;30)/0.23;2)" office:value-type="float" office:value="104.34" calcext:value-type="float">
            <text:p>104.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EILING(RANDBETWEEN(0;4)*3.14)" office:value-type="float" office:value="7" calcext:value-type="float">
            <text:p>7</text:p>
          </table:table-cell>
          <table:table-cell table:formula="of:=CEILING(RAND()*150)" office:value-type="float" office:value="131" calcext:value-type="float">
            <text:p>131</text:p>
          </table:table-cell>
          <table:table-cell table:formula="of:=IF([.B11]&gt;0;1;0)" office:value-type="float" office:value="1" calcext:value-type="float">
            <text:p>1</text:p>
          </table:table-cell>
          <table:table-cell office:value-type="string" calcext:value-type="string">
            <text:p>Plastic Snake</text:p>
          </table:table-cell>
          <table:table-cell table:formula="of:=ROUNDDOWN(RANDBETWEEN(1;30)/0.23;2)" office:value-type="float" office:value="126.08" calcext:value-type="float">
            <text:p>126.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EILING(RANDBETWEEN(0;4)*3.14)" office:value-type="float" office:value="13" calcext:value-type="float">
            <text:p>13</text:p>
          </table:table-cell>
          <table:table-cell table:formula="of:=CEILING(RAND()*150)" office:value-type="float" office:value="115" calcext:value-type="float">
            <text:p>115</text:p>
          </table:table-cell>
          <table:table-cell table:formula="of:=IF([.B12]&gt;0;1;0)" office:value-type="float" office:value="1" calcext:value-type="float">
            <text:p>1</text:p>
          </table:table-cell>
          <table:table-cell office:value-type="string" calcext:value-type="string">
            <text:p>Greeting Card</text:p>
          </table:table-cell>
          <table:table-cell table:formula="of:=ROUNDDOWN(RANDBETWEEN(1;30)/0.23;2)" office:value-type="float" office:value="65.21" calcext:value-type="float">
            <text:p>65.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EILING(RANDBETWEEN(0;4)*3.14)" office:value-type="float" office:value="7" calcext:value-type="float">
            <text:p>7</text:p>
          </table:table-cell>
          <table:table-cell table:formula="of:=CEILING(RAND()*150)" office:value-type="float" office:value="59" calcext:value-type="float">
            <text:p>59</text:p>
          </table:table-cell>
          <table:table-cell table:formula="of:=IF([.B13]&gt;0;1;0)" office:value-type="float" office:value="1" calcext:value-type="float">
            <text:p>1</text:p>
          </table:table-cell>
          <table:table-cell office:value-type="string" calcext:value-type="string">
            <text:p>Light Bulb</text:p>
          </table:table-cell>
          <table:table-cell table:formula="of:=ROUNDDOWN(RANDBETWEEN(1;30)/0.23;2)" office:value-type="float" office:value="60.86" calcext:value-type="float">
            <text:p>60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EILING(RANDBETWEEN(0;4)*3.14)" office:value-type="float" office:value="10" calcext:value-type="float">
            <text:p>10</text:p>
          </table:table-cell>
          <table:table-cell table:formula="of:=CEILING(RAND()*150)" office:value-type="float" office:value="38" calcext:value-type="float">
            <text:p>38</text:p>
          </table:table-cell>
          <table:table-cell table:formula="of:=IF([.B14]&gt;0;1;0)" office:value-type="float" office:value="1" calcext:value-type="float">
            <text:p>1</text:p>
          </table:table-cell>
          <table:table-cell office:value-type="string" calcext:value-type="string">
            <text:p>Butterfly Valve</text:p>
          </table:table-cell>
          <table:table-cell table:formula="of:=ROUNDDOWN(RANDBETWEEN(1;30)/0.23;2)" office:value-type="float" office:value="86.95" calcext:value-type="float">
            <text:p>86.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EILING(RANDBETWEEN(0;4)*3.14)" office:value-type="float" office:value="10" calcext:value-type="float">
            <text:p>10</text:p>
          </table:table-cell>
          <table:table-cell table:formula="of:=CEILING(RAND()*150)" office:value-type="float" office:value="92" calcext:value-type="float">
            <text:p>92</text:p>
          </table:table-cell>
          <table:table-cell table:formula="of:=IF([.B15]&gt;0;1;0)" office:value-type="float" office:value="1" calcext:value-type="float">
            <text:p>1</text:p>
          </table:table-cell>
          <table:table-cell office:value-type="string" calcext:value-type="string">
            <text:p>Dog Collar</text:p>
          </table:table-cell>
          <table:table-cell table:formula="of:=ROUNDDOWN(RANDBETWEEN(1;30)/0.23;2)" office:value-type="float" office:value="104.34" calcext:value-type="float">
            <text:p>104.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EILING(RANDBETWEEN(0;4)*3.14)" office:value-type="float" office:value="4" calcext:value-type="float">
            <text:p>4</text:p>
          </table:table-cell>
          <table:table-cell table:formula="of:=CEILING(RAND()*150)" office:value-type="float" office:value="70" calcext:value-type="float">
            <text:p>70</text:p>
          </table:table-cell>
          <table:table-cell table:formula="of:=IF([.B16]&gt;0;1;0)" office:value-type="float" office:value="1" calcext:value-type="float">
            <text:p>1</text:p>
          </table:table-cell>
          <table:table-cell office:value-type="string" calcext:value-type="string">
            <text:p>Motor Oil</text:p>
          </table:table-cell>
          <table:table-cell table:formula="of:=ROUNDDOWN(RANDBETWEEN(1;30)/0.23;2)" office:value-type="float" office:value="126.08" calcext:value-type="float">
            <text:p>126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18:05:50.013459712</meta:creation-date>
    <dc:date>2021-09-30T18:25:43.643298077</dc:date>
    <meta:editing-duration>PT9M43S</meta:editing-duration>
    <meta:editing-cycles>1</meta:editing-cycles>
    <meta:generator>LibreOffice/6.1.5.2$Linux_X86_64 LibreOffice_project/10$Build-2</meta:generator>
    <meta:document-statistic meta:table-count="1" meta:cell-count="96" meta:object-count="0"/>
  </office:meta>
</office:document-meta>
</file>